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7.74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3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AK500/2</text:p>
          </table:table-cell>
          <table:table-cell office:value-type="string">
            <text:p>X1, X2, X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AK500/4</text:p>
          </table:table-cell>
          <table:table-cell office:value-type="string">
            <text:p>X4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PINHD-1X2_2.54-90°</text:p>
          </table:table-cell>
          <table:table-cell office:value-type="string">
            <text:p>LED_GREEN, LED_ORANGE, LED_RED, SWITC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ALIM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PINHD-1X4_2.54-90°</text:p>
          </table:table-cell>
          <table:table-cell office:value-type="string">
            <text:p>BUZZER, UART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PINHD-1X10</text:p>
          </table:table-cell>
          <table:table-cell office:value-type="string">
            <text:p>PA, PB, PC, PD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R-EU_0207/10</text:p>
          </table:table-cell>
          <table:table-cell office:value-type="string">
            <text:p>R3, R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-EU_0207/10</text:p>
          </table:table-cell>
          <table:table-cell office:value-type="string">
            <text:p>R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K5</text:p>
          </table:table-cell>
          <table:table-cell office:value-type="string">
            <text:p>R-EU_0207/10</text:p>
          </table:table-cell>
          <table:table-cell office:value-type="string">
            <text:p>R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2N2222A</text:p>
          </table:table-cell>
          <table:table-cell office:value-type="string">
            <text:p>Q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K</text:p>
          </table:table-cell>
          <table:table-cell office:value-type="string">
            <text:p>R-EU_0207/10</text:p>
          </table:table-cell>
          <table:table-cell office:value-type="string">
            <text:p>R1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0207/10</text:p>
          </table:table-cell>
          <table:table-cell office:value-type="string">
            <text:p>R1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00K</text:p>
          </table:table-cell>
          <table:table-cell office:value-type="string">
            <text:p>R-EU_0207/10</text:p>
          </table:table-cell>
          <table:table-cell office:value-type="string">
            <text:p>R11, R13, R14, R16, R17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00K</text:p>
          </table:table-cell>
          <table:table-cell office:value-type="string">
            <text:p>R-TRIMMT93YB</text:p>
          </table:table-cell>
          <table:table-cell office:value-type="string">
            <text:p>R8, R9, R1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00n</text:p>
          </table:table-cell>
          <table:table-cell office:value-type="string">
            <text:p>C-EU050-025X075</text:p>
          </table:table-cell>
          <table:table-cell office:value-type="string">
            <text:p>C3, C4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string">
            <text:p>R-EU_0207/10</text:p>
          </table:table-cell>
          <table:table-cell office:value-type="string">
            <text:p>R4, R5, R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20µ</text:p>
          </table:table-cell>
          <table:table-cell office:value-type="string">
            <text:p>CPOL-EUE3.5-10</text:p>
          </table:table-cell>
          <table:table-cell office:value-type="string">
            <text:p>C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70µ</text:p>
          </table:table-cell>
          <table:table-cell office:value-type="string">
            <text:p>CPOL-EUE3.5-10</text:p>
          </table:table-cell>
          <table:table-cell office:value-type="string">
            <text:p>C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ZW06_5V8</text:p>
          </table:table-cell>
          <table:table-cell office:value-type="string">
            <text:p>BZW04XX</text:p>
          </table:table-cell>
          <table:table-cell office:value-type="string">
            <text:p>D1, D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LM324N</text:p>
          </table:table-cell>
          <table:table-cell office:value-type="string">
            <text:p>IC1</text:p>
          </table:table-cell>
          <table:table-cell table:style-name="Default"/>
        </table:table-row>
      </table:table>
      <table:named-expressions>
        <table:named-range table:name="HTML_all" table:base-cell-address="$Feuille1.$A$1" table:cell-range-address=".$A$#REF !:.$D$#REF !"/>
        <table:named-range table:name="HTML_tables" table:base-cell-address="$Feuille1.$A$1" table:cell-range-address=".$A$#REF !:.$A$#REF !"/>
        <table:named-range table:name="HTML_1" table:base-cell-address="$Feuille1.$A$1" table:cell-range-address=".$A$#REF !:.$D$#REF 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3">03/08/2010</text:date>, <text:time>19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date>2010-08-03T19:53:06.94</dc:date>
    <dc:creator>carl carlos</dc:creator>
    <meta:editing-duration>PT00H03M15S</meta:editing-duration>
    <meta:editing-cycles>1</meta:editing-cycles>
    <meta:document-statistic meta:table-count="1" meta:cell-count="77" meta:object-count="0"/>
  </office:meta>
</office:document-meta>
</file>